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8"/>Conectividade</text:p>
      <text:p text:style-name="Standard"/>
      <text:p text:style-name="Standard">O PostgreSQL tem bons recursos para conectar a diversas ferramentas e linguagens de programação.</text:p>
      <text:p text:style-name="Standard"/>
      <text:p text:style-name="Standard"/>
      <text:p text:style-name="Standard">1. Integração com o PHP</text:p>
      <text:p text:style-name="Standard">2. Integração com Java (jdbc)</text:p>
      <text:p text:style-name="Standard">3. Integração com MS Access via ODBC</text:p>
      <text:p text:style-name="Standard">4. Integração com Visual C++</text:p>
      <text:p text:style-name="Standard">5. Integração com .NET</text:p>
      <text:p text:style-name="Standard"/>
      <text:p text:style-name="Standard">O PostgreSQL oferece conectividade com os principais linguagens e ferramentas que utilizam</text:p>
      <text:p text:style-name="Standard">SGBDs.</text:p>
      <text:p text:style-name="Standard"/>
      <text:p text:style-name="Standard">Existem somente duas interfaces clientes incluídas na distribuição do PostgreSQL:</text:p>
      <text:p text:style-name="Standard"><text:s text:c="4"/>libpq – é a interface primária para a linguagem C. Muitas outras interfaces são consruídas sobre</text:p>
      <text:p text:style-name="Standard">–</text:p>
      <text:p text:style-name="Standard"><text:s text:c="4"/>esta (http://www.postgresql.org/docs/8.3/interactive/libpq.html).</text:p>
      <text:p text:style-name="Standard"><text:s text:c="4"/>ecpq – SQL incorporado ao PostgreSQL.</text:p>
      <text:p text:style-name="Standard">–</text:p>
      <text:p text:style-name="Standard"/>
      <text:p text:style-name="Standard">Artigo sobre ecpq - http://www.vivaolinux.com.br/artigos/impressora.php?codigo=4652</text:p>
      <text:p text:style-name="Standard">Todas as outras interfaces são projetos externos e são distribuídos separadamente.</text:p>
      <text:p text:style-name="Standard"/>
      <text:p text:style-name="P1">1. Integração com o PHP</text:p>
      <text:p text:style-name="Standard">Para a integração do PHP com o PostgreSQL não há necessidade de se instalar nenhum driver</text:p>
      <text:p text:style-name="Standard">externo, ela acontece usando a libpq do PostgreSQL. A não ser que estejamos usando no Windows</text:p>
      <text:p text:style-name="Standard">poderá acontecer da conexão não estar habilitada, então basta descomentar no php.ini a linha:</text:p>
      <text:p text:style-name="Standard">extension=php_pgsql.dll</text:p>
      <text:p text:style-name="Standard"/>
      <text:p text:style-name="Standard">A conexão da linguagem PHP com o SGBD é efetuada através da função:</text:p>
      <text:p text:style-name="Standard">pg_connect() - <text:a xlink:type="simple" xlink:href="http://www.php.net/manual/pt_BR/function.pg-connect.php">http://www.php.net/manual/pt_BR/function.pg-connect.php</text:a> </text:p>
      <text:p text:style-name="Standard"/>
      <text:p text:style-name="Standard">Exemplo:</text:p>
      <text:p text:style-name="Standard">$con = pg_connect("host=127.0.0.1 dbname=teste user=postgres password=postgres port=5432");</text:p>
      <text:p text:style-name="Standard">if (!$con){</text:p>
      <text:p text:style-name="Standard"><text:s text:c="3"/>echo "Falha na conexão com o banco. Veja detalhes técnicos: " . pg_last_error($con);</text:p>
      <text:p text:style-name="Standard">}</text:p>
      <text:p text:style-name="Standard"/>
      <text:p text:style-name="Standard">Obs.: Lembrando que uma conexão ao PostgreSQL é realizada com um único banco.</text:p>
      <text:p text:style-name="Standard"/>
      <text:p text:style-name="Standard">Após a coexão podemos manipular a codificação de caracteres com as funções:</text:p>
      <text:p text:style-name="Standard"/>
      <text:p text:style-name="Standard">pg_set_client_encoding("UNICODE");</text:p>
      <text:p text:style-name="Standard">echo pg_client_encoding();</text:p>
      <text:p text:style-name="Standard">echo pg_set_client_encoding();</text:p>
      <text:p text:style-name="Standard">http://www.php.net/manual/pt_BR/function.pg-set-client-encoding.php</text:p>
      <text:p text:style-name="Standard">http://www.php.net/manual/pt_BR/function.pg-client-encoding.php</text:p>
      <text:p text:style-name="Standard">Instalar Xampplite e postgresql_phpgenerator para fazer demonstração com banco dba_projeto.</text:p>
      <text:p text:style-name="Standard"/>
      <text:p text:style-name="Standard"/>
      <text:p text:style-name="P2">2. Integração com Java (jdbc)</text:p>
      <text:p text:style-name="Standard"/>
      <text:p text:style-name="Standard">Configuração do Java em Windows</text:p>
      <text:p text:style-name="Standard"/>
      <text:p text:style-name="P1">No prompt:</text:p>
      <text:p text:style-name="Standard">doskey.com /insert</text:p>
      <text:p text:style-name="Standard"/>
      <text:p text:style-name="P1">No painel de controle</text:p>
      <text:p text:style-name="Standard">Adicionar ao path:</text:p>
      <text:p text:style-name="Standard">c:\jsdk\bin;c:\jsdk\jre\bin;%PATH%</text:p>
      <text:p text:style-name="Standard">Criar a variável chasspath</text:p>
      <text:p text:style-name="Standard">.;c:\jsdk\lib\tools.jar;c:\jsdk\lib\dt.jar;c:\jsdk\lib\htmlconverter.jar;c:\jsdk\jre\lib;c:\jsdk\jre\lib\rt.jar;</text:p>
      <text:p text:style-name="Standard">c:\jsdk\jre\lib\ext\postgresql-8.3-603.jdbc3</text:p>
      <text:p text:style-name="Standard"/>
      <text:p text:style-name="P1">No Linux (Ubuntu)</text:p>
      <text:p text:style-name="Standard">Para saber qual versão está usando, qual seu path e alterar, se for o caso:</text:p>
      <text:p text:style-name="Standard"/>
      <text:p text:style-name="Standard">sudo update-alternatives --config java</text:p>
      <text:p text:style-name="Standard"/>
      <text:p text:style-name="Standard">Então copie o driver jdbc para o diretório, por exemplo (postgresql-8.3-603.jdbc3.jar):</text:p>
      <text:p text:style-name="Standard">/usr/lib/jvm/java-6-sun/jre/lib/ext</text:p>
      <text:p text:style-name="Standard"/>
      <text:p text:style-name="Standard">O driver para integrar aplicações em Java ao PostgreSQL é o JDBC.</text:p>
      <text:p text:style-name="Standard"/>
      <text:p text:style-name="Standard">Para selecionar a versão correta do JDBC devemos ter em mãos a versão do PostgreSQL e a versão</text:p>
      <text:p text:style-name="Standard">do Java a usar e visitar o site http://jdbc.postgresql.org/download.html#jdbcselection</text:p>
      <text:p text:style-name="Standard"/>
      <text:p text:style-name="Standard"><text:s text:c="9"/>A versão for Windows já traz o respectivo JDBC. Na dúvida:</text:p>
      <text:p text:style-name="Standard"><text:s text:c="9"/>JDK 1.1 - JDBC 1. Note que com a versão 8.0 o suporte ao JDBC 1 foi removido</text:p>
      <text:p text:style-name="Standard"><text:s text:c="5"/>●</text:p>
      <text:p text:style-name="Standard"><text:s text:c="9"/>JDK 1.2, 1.3 - JDBC 2.</text:p>
      <text:p text:style-name="Standard"><text:s text:c="6"/>•</text:p>
      <text:p text:style-name="Standard"><text:s text:c="9"/>JDK 1.3 + J2EE - JDBC 2 EE. Contém adicional suporte para classes javax.sql.</text:p>
      <text:p text:style-name="Standard"><text:s text:c="6"/>•</text:p>
      <text:p text:style-name="Standard"><text:s text:c="9"/>JDK 1.4, 1.5 - JDBC 3. Contém suporte para SSL e javax.sql, mas não requer J2EE</text:p>
      <text:p text:style-name="Standard"><text:s text:c="6"/>•</text:p>
      <text:p text:style-name="Standard"><text:s text:c="9"/>JDK 1.6 - JDBC4. Suporte para métodos JDBC4 é limitado.</text:p>
      <text:p text:style-name="Standard"><text:s text:c="6"/>•</text:p>
      <text:p text:style-name="P1">Para a Versão Atual (8.3) do PostgreSQL</text:p>
      <text:p text:style-name="Standard"/>
      <text:p text:style-name="Standard">JDBC3 Postgresql Driver, Version 8.3-603 (preferir este, mais maduro)</text:p>
      <text:p text:style-name="Standard">JDBC4 Postgresql Driver, Version 8.3-603</text:p>
      <text:p text:style-name="Standard"/>
      <text:p text:style-name="Standard">Pequenos exemplos em Java acessando banco PostreSQL através do JDBC:</text:p>
      <text:p text:style-name="Standard"/>
      <text:p text:style-name="Standard">Para rodar os exemplos abaixo precisamos ter o J2SE (JDK) instalado.</text:p>
      <text:p text:style-name="Standard"/>
      <text:p text:style-name="P1">Comando para compilar:</text:p>
      <text:p text:style-name="Standard">javac nome.java</text:p>
      <text:p text:style-name="Standard"/>
      <text:p text:style-name="P1">Executando:</text:p>
      <text:p text:style-name="Standard">java nome.class</text:p>
      <text:p text:style-name="Standard"><text:soft-page-break/>Este exemplo apenas testa a conexão com o servidor e o banco de dados.</text:p>
      <text:p text:style-name="Standard">Apenas copie o driver JDBC para o diretório \jre\lib\ext do Java, crie um arquivo chamado</text:p>
      <text:p text:style-name="Standard">jdbc_teste.java com este conteúdo:</text:p>
      <text:p text:style-name="Standard"/>
      <text:p text:style-name="Standard">import java.sql.DriverManager;</text:p>
      <text:p text:style-name="Standard">import java.sql.Connection;</text:p>
      <text:p text:style-name="Standard">import java.sql.SQLException;</text:p>
      <text:p text:style-name="Standard">public class jdbc_teste2 {</text:p>
      <text:p text:style-name="Standard"><text:s/>public static void main(String[] argv) {</text:p>
      <text:p text:style-name="Standard"><text:s/>System.out.println("Checando se o Driver está registrado com DriverManager.");</text:p>
      <text:p text:style-name="Standard"><text:s/>try {</text:p>
      <text:p text:style-name="Standard"><text:s text:c="3"/>Class.forName("org.postgresql.Driver");</text:p>
      <text:p text:style-name="Standard"><text:s/>} catch (ClassNotFoundException cnfe) {</text:p>
      <text:p text:style-name="Standard"><text:s text:c="3"/>System.out.println("Driver não encontrado!");</text:p>
      <text:p text:style-name="Standard"><text:s text:c="3"/>System.out.println("Deixe mostrar o relatório do que encontrei e sair.");</text:p>
      <text:p text:style-name="Standard"><text:s text:c="3"/>cnfe.printStackTrace();</text:p>
      <text:p text:style-name="Standard"><text:s text:c="3"/>System.exit(1);</text:p>
      <text:p text:style-name="Standard"><text:s/>}</text:p>
      <text:p text:style-name="Standard"><text:s/>System.out.println("Driver Registrado corretamente, tentarei uma connection.");</text:p>
      <text:p text:style-name="Standard"><text:s/>Connection c = null;</text:p>
      <text:p text:style-name="Standard"><text:s/>try {</text:p>
      <text:p text:style-name="Standard"><text:s text:c="3"/>// The second and third arguments are the username and password,</text:p>
      <text:p text:style-name="Standard"><text:s text:c="27"/>Ribamar FS – http://pg.ribafs.net – ribafs@ribafs.net</text:p>
      <text:p text:style-name="Standard"><text:s text:c="27"/>PostgreSQL – Curso Online <text:s text:c="26"/>175/250</text:p>
      <text:p text:style-name="Standard"><text:s text:c="4"/>// respectively. They should be whatever is necessary to connect</text:p>
      <text:p text:style-name="Standard"><text:s text:c="4"/>// to the database.</text:p>
      <text:p text:style-name="Standard"><text:s text:c="4"/>c = DriverManager.getConnection("jdbc:postgresql://localhost:5433/dba_projeto", "postgres",</text:p>
      <text:p text:style-name="Standard">"postgres");</text:p>
      <text:p text:style-name="Standard"><text:s text:c="2"/>} catch (SQLException se) {</text:p>
      <text:p text:style-name="Standard"><text:s text:c="4"/>System.out.println("Erro ao conectar: imprimindo o resultado e saindo.");</text:p>
      <text:p text:style-name="Standard"><text:s text:c="4"/>se.printStackTrace();</text:p>
      <text:p text:style-name="Standard"><text:s text:c="4"/>System.exit(1);</text:p>
      <text:p text:style-name="Standard"><text:s text:c="2"/>}</text:p>
      <text:p text:style-name="Standard"><text:s text:c="2"/>if (c != null)</text:p>
      <text:p text:style-name="Standard"><text:s text:c="4"/>System.out.println("Conexão bem sucedida ao banco!");</text:p>
      <text:p text:style-name="Standard"><text:s text:c="2"/>else</text:p>
      <text:p text:style-name="Standard"><text:s text:c="4"/>System.out.println("Nunca deve ver isso.");</text:p>
      <text:p text:style-name="Standard"><text:s text:c="2"/>}</text:p>
      <text:p text:style-name="Standard">}</text:p>
      <text:p text:style-name="Standard"/>
      <text:p text:style-name="P1">Agora outro arquivo que mostra os registros de uma tabela</text:p>
      <text:p text:style-name="Standard">Crie um arquivo jdbc_teste2.java com o conteúdo abaixo:</text:p>
      <text:p text:style-name="Standard"/>
      <text:p text:style-name="Standard">import java.sql.*;</text:p>
      <text:p text:style-name="Standard">public class jdbc_teste {</text:p>
      <text:p text:style-name="Standard"><text:s text:c="4"/>public static void main(String args[]) {</text:p>
      <text:p text:style-name="Standard"><text:s text:c="8"/>String url = "jdbc:postgresql://localhost:5433/dba_projeto";</text:p>
      <text:p text:style-name="Standard"><text:s text:c="8"/>Connection con;</text:p>
      <text:p text:style-name="Standard"><text:s text:c="8"/>String query = "select * from clientes";</text:p>
      <text:p text:style-name="Standard"><text:s text:c="8"/>Statement stmt;</text:p>
      <text:p text:style-name="Standard"><text:s text:c="8"/>try {</text:p>
      <text:p text:style-name="Standard"><text:s text:c="11"/>Class.forName("org.postgresql.Driver");</text:p>
      <text:p text:style-name="Standard"><text:soft-page-break/><text:s text:c="8"/>} catch(java.lang.ClassNotFoundException e) {</text:p>
      <text:p text:style-name="Standard"><text:s text:c="11"/>System.err.print("ClassNotFoundException: ");</text:p>
      <text:p text:style-name="Standard"><text:s text:c="11"/>System.err.println(e.getMessage());</text:p>
      <text:p text:style-name="Standard"><text:s text:c="8"/>}</text:p>
      <text:p text:style-name="Standard"><text:s text:c="30"/>Ribamar FS – http://pg.ribafs.net – ribafs@ribafs.net</text:p>
      <text:p text:style-name="Standard"><text:s text:c="27"/>PostgreSQL – Curso Online <text:s text:c="26"/>176/250</text:p>
      <text:p text:style-name="Standard"><text:s text:c="5"/>try {</text:p>
      <text:p text:style-name="Standard"><text:s text:c="8"/>con = DriverManager.getConnection(url,"postgres", "postgres");</text:p>
      <text:p text:style-name="Standard"><text:s text:c="8"/>stmt = con.createStatement();</text:p>
      <text:p text:style-name="Standard"><text:s text:c="8"/>ResultSet rs = stmt.executeQuery(query);</text:p>
      <text:p text:style-name="Standard"><text:s text:c="8"/>ResultSetMetaData rsmd = rs.getMetaData();</text:p>
      <text:p text:style-name="Standard"><text:s text:c="8"/>int numberOfColumns = rsmd.getColumnCount();</text:p>
      <text:p text:style-name="Standard"><text:s text:c="8"/>int rowCount = 1;</text:p>
      <text:p text:style-name="Standard"><text:s text:c="8"/>while (rs.next()) {</text:p>
      <text:p text:style-name="Standard"><text:s text:c="11"/>System.out.println("Cliente " + rowCount + ": ");</text:p>
      <text:p text:style-name="Standard"><text:s text:c="11"/>for (int i = 1; i &lt;= numberOfColumns; i++) {</text:p>
      <text:p text:style-name="Standard"><text:s text:c="14"/>System.out.print(" <text:s text:c="4"/>Campo " + i + ": ");</text:p>
      <text:p text:style-name="Standard"><text:s text:c="14"/>System.out.println(rs.getString(i));</text:p>
      <text:p text:style-name="Standard"><text:s text:c="11"/>}</text:p>
      <text:p text:style-name="Standard"><text:s text:c="11"/>System.out.println("");</text:p>
      <text:p text:style-name="Standard"><text:s text:c="11"/>rowCount++;</text:p>
      <text:p text:style-name="Standard"><text:s text:c="8"/>}</text:p>
      <text:p text:style-name="Standard"><text:s text:c="8"/>stmt.close();</text:p>
      <text:p text:style-name="Standard"><text:s text:c="8"/>con.close();</text:p>
      <text:p text:style-name="Standard"><text:s text:c="5"/>} catch(SQLException ex) {</text:p>
      <text:p text:style-name="Standard"><text:s text:c="8"/>System.err.print("SQLException: ");</text:p>
      <text:p text:style-name="Standard"><text:s text:c="8"/>System.err.println(ex.getMessage());</text:p>
      <text:p text:style-name="Standard"><text:s text:c="5"/>}</text:p>
      <text:p text:style-name="Standard"><text:s text:c="2"/>}</text:p>
      <text:p text:style-name="Standard">}</text:p>
      <text:p text:style-name="Standard"/>
      <text:p text:style-name="P1">Mais um pequeno exemplo, consultando uma tabela:</text:p>
      <text:p text:style-name="Standard">Crie um arquivo com nome jdbc_teste3.java, com o conteúdo das duas páginas seguintes:</text:p>
      <text:p text:style-name="Standard"/>
      <text:p text:style-name="Standard">import java.sql.*;</text:p>
      <text:p text:style-name="Standard">public class jdbc_teste3 {</text:p>
      <text:p text:style-name="Standard">public static void main(String args[])</text:p>
      <text:p text:style-name="Standard">{</text:p>
      <text:p text:style-name="Standard"><text:s text:c="30"/>Ribamar FS – http://pg.ribafs.net – ribafs@ribafs.net</text:p>
      <text:p text:style-name="Standard"><text:s text:c="24"/>PostgreSQL – Curso Online <text:s text:c="29"/>177/250</text:p>
      <text:p text:style-name="Standard"><text:s text:c="4"/>String url = "jdbc:postgresql://localhost:5433/dba_projeto";</text:p>
      <text:p text:style-name="Standard"><text:s text:c="4"/>System.out.println("-----------------------------------------------------------");</text:p>
      <text:p text:style-name="Standard"><text:s text:c="4"/>System.out.println("Esta é a URL: " + url);</text:p>
      <text:p text:style-name="Standard"><text:s text:c="4"/>Connection db;</text:p>
      <text:p text:style-name="Standard"><text:s text:c="4"/>ResultSet rs;</text:p>
      <text:p text:style-name="Standard"><text:s text:c="4"/>//Statement sq_stmt;</text:p>
      <text:p text:style-name="Standard"><text:s text:c="4"/>try</text:p>
      <text:p text:style-name="Standard"><text:s text:c="4"/>{</text:p>
      <text:p text:style-name="Standard"><text:s text:c="8"/>Class.forName( "org.postgresql.Driver" );</text:p>
      <text:p text:style-name="Standard"><text:s text:c="4"/>}</text:p>
      <text:p text:style-name="Standard"><text:s text:c="4"/>catch ( java.lang.ClassNotFoundException e )</text:p>
      <text:p text:style-name="Standard"><text:s text:c="4"/>{</text:p>
      <text:p text:style-name="Standard"><text:soft-page-break/><text:s text:c="8"/>System.err.print( "ClassNotFoundException: " );</text:p>
      <text:p text:style-name="Standard"><text:s text:c="8"/>System.err.println( e.getMessage () );</text:p>
      <text:p text:style-name="Standard"><text:s text:c="4"/>}</text:p>
      <text:p text:style-name="Standard"><text:s text:c="4"/>System.out.println("Driver do PostgreSQL selecionado. ");</text:p>
      <text:p text:style-name="Standard">try</text:p>
      <text:p text:style-name="Standard">{</text:p>
      <text:p text:style-name="Standard"><text:s text:c="4"/>db = DriverManager.getConnection( url, "postgres", "postgres" );</text:p>
      <text:p text:style-name="Standard">}</text:p>
      <text:p text:style-name="Standard">catch ( SQLException ex )</text:p>
      <text:p text:style-name="Standard">{</text:p>
      <text:p text:style-name="Standard"><text:s text:c="4"/>System.err.println( "SQLException: " + ex.getMessage() );</text:p>
      <text:p text:style-name="Standard">}</text:p>
      <text:p text:style-name="Standard">System.out.println("Conexão aberta. ");</text:p>
      <text:p text:style-name="Standard">try</text:p>
      <text:p text:style-name="Standard">{</text:p>
      <text:p text:style-name="Standard"><text:s text:c="4"/>db = DriverManager.getConnection( url, "postgres", "postgres" );</text:p>
      <text:p text:style-name="Standard"><text:s text:c="4"/>Statement sq_stmt = db.createStatement();</text:p>
      <text:p text:style-name="Standard"><text:s text:c="4"/>String sql_str = "SELECT * FROM clientes";</text:p>
      <text:p text:style-name="Standard"><text:s text:c="27"/>Ribamar FS – http://pg.ribafs.net – ribafs@ribafs.net</text:p>
      <text:p text:style-name="Standard"><text:s text:c="24"/>PostgreSQL – Curso Online <text:s text:c="21"/>178/250</text:p>
      <text:p text:style-name="Standard"><text:s text:c="4"/>rs = sq_stmt.executeQuery(sql_str);</text:p>
      <text:p text:style-name="Standard"><text:s text:c="4"/>while (rs.next())</text:p>
      <text:p text:style-name="Standard"><text:s text:c="4"/>{</text:p>
      <text:p text:style-name="Standard"><text:s text:c="8"/>System.out.println("---------------------------------------");</text:p>
      <text:p text:style-name="Standard"><text:s text:c="8"/>String cpf = rs.getString("cpf");</text:p>
      <text:p text:style-name="Standard"><text:s text:c="8"/>String nome = rs.getString("nome");</text:p>
      <text:p text:style-name="Standard"><text:s text:c="8"/>String email = rs.getString("email");</text:p>
      <text:p text:style-name="Standard"><text:s text:c="8"/>System.out.println("CPF: " + cpf);</text:p>
      <text:p text:style-name="Standard"><text:s text:c="8"/>System.out.println("Nome: " + nome);</text:p>
      <text:p text:style-name="Standard"><text:s text:c="8"/>System.out.println("Email: " + email + " ");</text:p>
      <text:p text:style-name="Standard"><text:s text:c="4"/>}</text:p>
      <text:p text:style-name="Standard"><text:s text:c="4"/>System.out.println("---------------------------------------");</text:p>
      <text:p text:style-name="Standard"><text:s text:c="4"/>System.out.println("---------------------------------------");</text:p>
      <text:p text:style-name="Standard">}</text:p>
      <text:p text:style-name="Standard">catch ( SQLException ex )</text:p>
      <text:p text:style-name="Standard">{</text:p>
      <text:p text:style-name="Standard"><text:s text:c="4"/>System.err.println( "SQLException: " + ex.getMessage() );</text:p>
      <text:p text:style-name="Standard">}</text:p>
      <text:p text:style-name="Standard"><text:s text:c="4"/>System.out.println("Consulta efetuada. ");</text:p>
      <text:p text:style-name="Standard"><text:s text:c="4"/>System.out.println("Conexão fechada. ");</text:p>
      <text:p text:style-name="Standard"><text:s text:c="4"/>System.out.println("---------------------------------------");</text:p>
      <text:p text:style-name="Standard"><text:s text:c="4"/>}</text:p>
      <text:p text:style-name="Standard">}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ibamar FS</meta:initial-creator>
    <meta:creation-date>2008-08-14T15:48:15</meta:creation-date>
    <dc:creator>Ribamar FS</dc:creator>
    <dc:date>2008-08-14T15:53:06</dc:date>
    <meta:editing-cycles>3</meta:editing-cycles>
    <meta:editing-duration>PT4M51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5" meta:paragraph-count="217" meta:word-count="1014" meta:character-count="9112"/>
  </office:meta>
</office:document-meta>
</file>